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StoreConnectionHib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Hib.getProcess( QName 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StoreConnectionHib.getDeploymentUni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StoreConnectionHib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Hib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Hib.ConfStoreConnectionHib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StoreConnectionHib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StoreConnectionHib.getNex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StoreConnectionHib.createDeploymentUni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StoreConnectionHib.getDeploymen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StoreConnectionHib.setVersion( lo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